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Roboto Mono" svg:font-family="'Roboto Mono'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  <style:font-face style:name="Roboto Mono1" svg:font-family="'Roboto Mono'" style:font-family-generic="system" style:font-pitch="variable"/>
    <style:font-face style:name="Roboto Mono Regular1" svg:font-family="'Roboto Mono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835in" loext:contextual-spacing="false" fo:line-height="100%"/>
    </style:style>
    <style:style style:name="P2" style:family="paragraph" style:parent-style-name="Standard">
      <style:paragraph-properties fo:margin-top="0in" fo:margin-bottom="0.0835in" loext:contextual-spacing="false" fo:line-height="100%"/>
      <style:text-properties style:font-name="Roboto Mono Regular" fo:font-size="18pt" style:font-name-asian="Roboto Mono Regular1" style:font-size-asian="18pt" style:font-name-complex="Roboto Mono Regular1" style:font-size-complex="18pt"/>
    </style:style>
    <style:style style:name="P3" style:family="paragraph" style:parent-style-name="Standard">
      <style:paragraph-properties fo:margin-top="0in" fo:margin-bottom="0.0835in" loext:contextual-spacing="false" fo:line-height="100%"/>
      <style:text-properties fo:color="#ff9900" style:font-name="Roboto Mono Regular" fo:font-size="18pt" style:font-name-asian="Roboto Mono Regular1" style:font-size-asian="18pt" style:font-name-complex="Roboto Mono Regular1" style:font-size-complex="18pt"/>
    </style:style>
    <style:style style:name="P4" style:family="paragraph" style:parent-style-name="Standard" style:master-page-name="Standard">
      <style:paragraph-properties fo:margin-top="0in" fo:margin-bottom="0.0835in" loext:contextual-spacing="false" fo:line-height="100%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0835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5in" fo:margin-right="0in" fo:margin-top="0in" fo:margin-bottom="0.0835in" loext:contextual-spacing="false" fo:line-height="100%" fo:text-indent="0in" style:auto-text-indent="false"/>
    </style:style>
    <style:style style:name="P9" style:family="paragraph" style:parent-style-name="Standard">
      <style:paragraph-properties fo:margin-left="0.5in" fo:margin-right="0in" fo:margin-top="0in" fo:margin-bottom="0.0835in" loext:contextual-spacing="false" fo:line-height="100%" fo:text-indent="0in" style:auto-text-indent="false"/>
      <style:text-properties style:font-name="Roboto Mono Regular" fo:font-size="18pt" style:font-name-asian="Roboto Mono Regular1" style:font-size-asian="18pt" style:font-name-complex="Roboto Mono Regular1" style:font-size-complex="18pt"/>
    </style:style>
    <style:style style:name="P10" style:family="paragraph" style:parent-style-name="Standard">
      <style:paragraph-properties fo:margin-left="0.5in" fo:margin-right="0in" fo:margin-top="0in" fo:margin-bottom="0.0835in" loext:contextual-spacing="false" fo:line-height="100%" fo:text-indent="0in" style:auto-text-indent="false"/>
      <style:text-properties fo:color="#ff9900" style:font-name="Roboto Mono Regular" fo:font-size="18pt" style:font-name-asian="Roboto Mono Regular1" style:font-size-asian="18pt" style:font-name-complex="Roboto Mono Regular1" style:font-size-complex="18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T1" style:family="text">
      <style:text-properties fo:color="#ff9900" style:font-name="Roboto Mono" fo:font-size="30pt" fo:font-weight="bold" style:font-name-asian="Roboto Mono1" style:font-size-asian="30pt" style:font-weight-asian="bold" style:font-name-complex="Roboto Mono1" style:font-size-complex="30pt"/>
    </style:style>
    <style:style style:name="T2" style:family="text">
      <style:text-properties fo:color="#ff9900" style:font-name="Roboto Mono Regular" fo:font-size="18pt" style:font-name-asian="Roboto Mono Regular1" style:font-size-asian="18pt" style:font-name-complex="Roboto Mono Regular1" style:font-size-complex="18pt"/>
    </style:style>
    <style:style style:name="T3" style:family="text">
      <style:text-properties fo:color="#ff9900" style:font-name="Roboto Mono Regular" fo:font-size="18pt" style:text-underline-style="none" style:font-name-asian="Roboto Mono Regular1" style:font-size-asian="18pt" style:font-name-complex="Roboto Mono Regular1" style:font-size-complex="18pt"/>
    </style:style>
    <style:style style:name="T4" style:family="text">
      <style:text-properties fo:color="#4a86e8" style:font-name="Roboto Medium" fo:font-size="22pt" style:font-name-asian="Roboto Medium1" style:font-size-asian="22pt" style:font-name-complex="Roboto Medium1" style:font-size-complex="22pt"/>
    </style:style>
    <style:style style:name="T5" style:family="text">
      <style:text-properties fo:color="#4a86e8" style:font-name="Roboto Mono" fo:font-size="22pt" fo:font-weight="bold" style:font-name-asian="Roboto Mono1" style:font-size-asian="22pt" style:font-weight-asian="bold" style:font-name-complex="Roboto Mono1" style:font-size-complex="22pt"/>
    </style:style>
    <style:style style:name="T6" style:family="text">
      <style:text-properties fo:color="#4a86e8" style:font-name="Roboto Mono Regular" fo:font-size="22pt" style:font-name-asian="Roboto Mono Regular1" style:font-size-asian="22pt" style:font-name-complex="Roboto Mono Regular1" style:font-size-complex="22pt"/>
    </style:style>
    <style:style style:name="T7" style:family="text">
      <style:text-properties style:font-name="Roboto Mono Regular" fo:font-size="18pt" style:font-name-asian="Roboto Mono Regular1" style:font-size-asian="18pt" style:font-name-complex="Roboto Mono Regular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accarat.py</text:span></text:p>
      <text:p text:style-name="P1"><text:span text:style-name="T4">Análisis requisitos: </text:span></text:p>
      <text:p text:style-name="P1"><text:span text:style-name="T7">Los requisitos para este programa son emular las reglas del baccarat para poder jugar con el programa al igual que sería en un baccarat real.</text:span></text:p>
      <text:p text:style-name="P1"><text:span text:style-name="T7">El objetivo del juego es llegar al 9 puntos, o estar más cerca a esos puntos del adversario,<text:tab/>los puntos de las dos cartas vienen sumados y pasado el 9 vuelven a 0 puntos, la carta del 10 y las figuras valen 0.</text:span></text:p>
      <text:p text:style-name="P1"><text:span text:style-name="T7">El juego trata de elegir una posición entre banco y jugador (no hay diferencia entre las dos posiciones).</text:span></text:p>
      <text:p text:style-name="P1"><text:span text:style-name="T7">Vienen dadas dos cartas aleatorias cada uno y se tiene la posibilidad de recibir una tercera carta si los puntos son bajos, si hay un empate recibirás una carta bonus.</text:span></text:p>
      <text:p text:style-name="P1"><text:span text:style-name="T7">Acabada la partida se tiene la posibilidad de jugar otra vez o salir del juego.</text:span></text:p>
      <text:p text:style-name="P1"><text:span text:style-name="T5">Los módulos necesarios son:</text:span></text:p>
      <text:list xml:id="list3792796014" text:style-name="WWNum1">
        <text:list-item>
          <text:p text:style-name="P5"><text:span text:style-name="T7">pynput </text:span></text:p>
        </text:list-item>
        <text:list-item>
          <text:p text:style-name="P5"><text:span text:style-name="T7"><text:s/>time</text:span></text:p>
        </text:list-item>
        <text:list-item>
          <text:p text:style-name="P5"><text:span text:style-name="T7"><text:s/>random</text:span></text:p>
        </text:list-item>
        <text:list-item>
          <text:p text:style-name="P5"><text:span text:style-name="T7"><text:s/>sys</text:span></text:p>
        </text:list-item>
        <text:list-item>
          <text:p text:style-name="P5"><text:span text:style-name="T7"><text:s/>os </text:span></text:p>
        </text:list-item>
        <text:list-item>
          <text:p text:style-name="P6"><text:span text:style-name="T7"><text:s/>colored </text:span></text:p>
        </text:list-item>
      </text:list>
      <text:p text:style-name="P2"/>
      <text:p text:style-name="P1"><text:span text:style-name="T6">Baccarat:</text:span></text:p>
      <text:p text:style-name="P1"><text:span text:style-name="T7">Se compone de 3 clases(Player, Cartas y Dibujo), una función que organiza los turnos y un while donde se ejecuta el programa. </text:span></text:p>
      <text:p text:style-name="P2"/>
      <text:p text:style-name="P1"><text:span text:style-name="T7">El programa se divide en 12 simples pasos:</text:span></text:p>
      <text:list xml:id="list2583931578" text:style-name="WWNum2">
        <text:list-item>
          <text:p text:style-name="P7"><text:span text:style-name="T2">Inserción del nombre por una experiencia más personal:</text:span></text:p>
        </text:list-item>
      </text:list>
      <text:p text:style-name="P8"><text:span text:style-name="T7">Esto lo hace con un input en la línea 484.</text:span></text:p>
      <text:list xml:id="list141139895601929" text:continue-numbering="true" text:style-name="WWNum2">
        <text:list-item>
          <text:p text:style-name="P7"><text:span text:style-name="T2">Ejecución del intro con un dibujo (La ejecución se realiza tramite un efecto donde la tempistica se le pasa por parametro):</text:span></text:p>
        </text:list-item>
      </text:list>
      <text:p text:style-name="P8"><text:span text:style-name="T7">El efecto es realizado con el módulo “OS” en la clase “Dibujo” en la línea 389;</text:span></text:p>
      <text:p text:style-name="P8"><text:span text:style-name="T7">El dibujo de presentación se encuentra en la clase “Dibujo” en el método “intro()”.</text:span></text:p>
      <text:p text:style-name="P3"/>
      <text:list xml:id="list141140952042640" text:continue-numbering="true" text:style-name="WWNum2">
        <text:list-item>
          <text:p text:style-name="P7"><text:soft-page-break/><text:span text:style-name="T2">Aparece el tablero y se da posibilidad de elección entre “jugar” o “salir” del programa:</text:span></text:p>
        </text:list-item>
      </text:list>
      <text:p text:style-name="P8"><text:span text:style-name="T7">El tablero se encuentra en la clase “Dibujo” como método “tablero()”;</text:span></text:p>
      <text:p text:style-name="P8"><text:span text:style-name="T7">La elección se hace trámite el módulo “pynput” con teclas, que hace la llamada al “Listener” de las teclas en el método “accionen()” dentro la clase</text:span></text:p>
      <text:p text:style-name="P8"><text:span text:style-name="T7">“Player”.</text:span></text:p>
      <text:p text:style-name="P9"/>
      <text:p text:style-name="P8"><text:span text:style-name="T2">3.1 Si en el paso “3” si elige “jugar”, entra directamente en el paso “4”.</text:span></text:p>
      <text:p text:style-name="P10"/>
      <text:p text:style-name="P8"><text:span text:style-name="T2">3.2 Si en el paso “3” si elige “salir”, el programa presenta las fichas actuales y saluda, después sale del programa:</text:span></text:p>
      <text:p text:style-name="P8"><text:span text:style-name="T7">Esto es un condicional en la línea 46, dentro la función “key_recorder” dentro la clase “Player”.</text:span></text:p>
      <text:p text:style-name="P10"/>
      <text:list xml:id="list141140385581541" text:continue-numbering="true" text:style-name="WWNum2">
        <text:list-item>
          <text:p text:style-name="P7"><text:span text:style-name="T2">Aquí se elige la posición de juego entre “Jugador” y ”Banco” (no hay diferencia entre las dos porque empieza a jugar siempre lo que se elige). Eligiendo tu posición aparecerán las fichas en tu posición:</text:span></text:p>
        </text:list-item>
      </text:list>
      <text:p text:style-name="P8"><text:span text:style-name="T7">Esto se encuentra en el condicional de la línea 77 dentro la clase “Player”.</text:span></text:p>
      <text:list xml:id="list141139724175892" text:continue-numbering="true" text:style-name="WWNum2">
        <text:list-item>
          <text:p text:style-name="P7"><text:span text:style-name="T2">En este paso podrás elegir las fichas que quieres apostar.</text:span></text:p>
        </text:list-item>
      </text:list>
      <text:p text:style-name="P8"><text:span text:style-name="T7">La apuesta no puede ser inferior a 10 y mayor del importe total de las fichas.</text:span></text:p>
      <text:list xml:id="list141141069211171" text:continue-numbering="true" text:style-name="WWNum2">
        <text:list-item>
          <text:p text:style-name="P7"><text:span text:style-name="T2">Se reparten las 2 cartas a la posición que se haya elegido.:</text:span></text:p>
        </text:list-item>
      </text:list>
      <text:p text:style-name="P8"><text:span text:style-name="T7">Los turnos se organizan en la función “turno()” de la línea 464;</text:span></text:p>
      <text:p text:style-name="P8"><text:span text:style-name="T7">En este función se llama los método “puntos()” donde se establecen los puntos de cada jugador;</text:span></text:p>
      <text:p text:style-name="P8"><text:span text:style-name="T7">Se crean las singola cartas con datos aleatorios en el método de la clase “Cartas” llamado “generarCarta()” en la línea 348;</text:span></text:p>
      <text:p text:style-name="P8"><text:span text:style-name="T7">Cuando la carta es obtenida, la visualiza con el método “display()” de la misma clase.</text:span></text:p>
      <text:list xml:id="list141139895850308" text:continue-numbering="true" text:style-name="WWNum2">
        <text:list-item>
          <text:p text:style-name="P7"><text:span text:style-name="T2">En el caso que haya puntos bajos aquí se da la posibilidad de pedir una tercera carta (Carta Bonus):</text:span></text:p>
        </text:list-item>
      </text:list>
      <text:p text:style-name="P8"><text:span text:style-name="T7">Esto lo organiza en el método puntos().</text:span></text:p>
      <text:list xml:id="list141140040494990" text:continue-numbering="true" text:style-name="WWNum2">
        <text:list-item>
          <text:p text:style-name="P7"><text:span text:style-name="T2">Turno de la otra posición</text:span></text:p>
        </text:list-item>
      </text:list>
      <text:p text:style-name="P8"><text:span text:style-name="T7">Se consigue de la misma manera de antes pero con otro “objeto”</text:span></text:p>
      <text:list xml:id="list141139933141116" text:continue-numbering="true" text:style-name="WWNum2">
        <text:list-item>
          <text:p text:style-name="P7"><text:span text:style-name="T2">En el caso que el adversario (cpu)</text:span></text:p>
        </text:list-item>
      </text:list>
      <text:p text:style-name="P8"><text:span text:style-name="T2">tenga menos puntos que tú, escogerá otra carta:</text:span></text:p>
      <text:p text:style-name="P8"><text:span text:style-name="T7">Lo hace solo cuando tiene menos puntos que el adversario.</text:span></text:p>
      <text:list xml:id="list141141335057874" text:continue-numbering="true" text:style-name="WWNum2">
        <text:list-item>
          <text:p text:style-name="P7"><text:soft-page-break/><text:span text:style-name="T2">Se verifica el resultado:</text:span></text:p>
        </text:list-item>
      </text:list>
      <text:p text:style-name="P8"><text:span text:style-name="T7">Pasando los puntos al método “resultado()” de la clase “Player”. </text:span></text:p>
      <text:list xml:id="list141141286420791" text:continue-numbering="true" text:style-name="WWNum2">
        <text:list-item>
          <text:p text:style-name="P7"><text:span text:style-name="T2">Si se verifica un empate tendrás derecho a una carta más (Carta Bonus):</text:span></text:p>
        </text:list-item>
      </text:list>
      <text:p text:style-name="P8"><text:span text:style-name="T7">Se llama el método “empate()” de la misma clase y se dan cartas bonus hasta que los puntos sean diferentes.</text:span></text:p>
      <text:list xml:id="list141139930353152" text:continue-numbering="true" text:style-name="WWNum2">
        <text:list-item>
          <text:p text:style-name="P7"><text:span text:style-name="T2">Aquí se comunicará el resultado final:</text:span></text:p>
        </text:list-item>
      </text:list>
      <text:p text:style-name="P8"><text:span text:style-name="T7">Añadirá el resultado y al mismo tiempo actualiza las fichas en el tablero. </text:span></text:p>
      <text:list xml:id="list141141500658101" text:continue-numbering="true" text:style-name="WWNum2">
        <text:list-item>
          <text:p text:style-name="P7"><text:span text:style-name="T2">Vuelve al paso “3” dando la posibilidad de jugar otra vez o salir del juego.</text:span></text:p>
        </text:list-item>
      </text:list>
      <text:p text:style-name="P9"/>
      <text:p text:style-name="P11"><text:span text:style-name="T7"><text:s/></text:span>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edium" svg:font-family="'Roboto Medium'" style:font-family-generic="roman" style:font-pitch="variable"/>
    <style:font-face style:name="Roboto Mono" svg:font-family="'Roboto Mono'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edium1" svg:font-family="'Roboto Medium'" style:font-family-generic="system" style:font-pitch="variable"/>
    <style:font-face style:name="Roboto Mono1" svg:font-family="'Roboto Mono'" style:font-family-generic="system" style:font-pitch="variable"/>
    <style:font-face style:name="Roboto Mono Regular1" svg:font-family="'Roboto Mono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Mono Regular" fo:font-family="'Roboto Mono Regular'" style:font-family-generic="roman" style:font-pitch="variable"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Mono Regular" fo:font-family="'Roboto Mono Regular'" style:font-family-generic="roman" style:font-pitch="variable" fo:font-size="1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3" meta:word-count="668" meta:character-count="3656" meta:non-whitespace-character-count="3046"/>
    <meta:generator>LibreOfficeDev/6.0.5.2$Linux_X86_64 LibreOffice_project/</meta:generator>
  </office:meta>
</office:document-meta>
</file>